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officeooo:rsid="0008fe1d" officeooo:paragraph-rsid="0008fe1d"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rsid="000ab151" officeooo:paragraph-rsid="000ab151" style:font-size-asian="10.5pt" style:font-weight-asian="normal" style:font-size-complex="12pt" style:font-weight-complex="normal"/>
    </style:style>
    <style:style style:name="P3" style:family="paragraph" style:parent-style-name="Standard">
      <style:text-properties fo:font-weight="normal" officeooo:rsid="000ee0b4" officeooo:paragraph-rsid="000ee0b4" style:font-weight-asian="normal" style:font-weight-complex="normal"/>
    </style:style>
    <style:style style:name="P4" style:family="paragraph" style:parent-style-name="Standard">
      <style:text-properties fo:font-weight="normal" officeooo:rsid="000f6979" officeooo:paragraph-rsid="000f6979" style:font-weight-asian="normal" style:font-weight-complex="normal"/>
    </style:style>
    <style:style style:name="P5" style:family="paragraph" style:parent-style-name="Standard">
      <style:text-properties fo:font-weight="normal" officeooo:rsid="0010eaf4" officeooo:paragraph-rsid="0010eaf4" style:font-weight-asian="normal" style:font-weight-complex="normal"/>
    </style:style>
    <style:style style:name="P6" style:family="paragraph" style:parent-style-name="Standard">
      <style:paragraph-properties fo:text-align="justify" style:justify-single-word="false"/>
      <style:text-properties fo:font-size="8pt" fo:font-weight="normal" officeooo:rsid="0008fe1d" officeooo:paragraph-rsid="0008fe1d" style:font-size-asian="7pt" style:font-weight-asian="normal" style:font-size-complex="8pt"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rsid="000c103f" officeooo:paragraph-rsid="000c103f" style:font-weight-asian="bold" style:font-weight-complex="bold"/>
    </style:style>
    <style:style style:name="P9" style:family="paragraph" style:parent-style-name="Standard">
      <style:text-properties fo:font-weight="bold" officeooo:rsid="000d0a64" officeooo:paragraph-rsid="000d0a64" style:font-weight-asian="bold" style:font-weight-complex="bold"/>
    </style:style>
    <style:style style:name="P10" style:family="paragraph" style:parent-style-name="Standard">
      <style:text-properties fo:font-weight="bold" officeooo:rsid="000ee0b4" officeooo:paragraph-rsid="000ee0b4" style:font-weight-asian="bold" style:font-weight-complex="bold"/>
    </style:style>
    <style:style style:name="P11" style:family="paragraph" style:parent-style-name="Title">
      <loext:graphic-properties draw:fill="solid" draw:fill-color="#eeeeee" draw:opacity="100%"/>
      <style:paragraph-properties fo:text-align="justify" style:justify-single-word="false" fo:background-color="#eeeeee" fo:padding="0.074cm" fo:border-left="none" fo:border-right="none" fo:border-top="none" fo:border-bottom="0.06pt solid #000000" style:join-border="false"/>
      <style:text-properties fo:font-size="16pt" style:font-size-asian="16pt" style:font-size-complex="16pt"/>
    </style:style>
    <style:style style:name="P12" style:family="paragraph" style:parent-style-name="Heading_20_1">
      <loext:graphic-properties draw:fill="solid" draw:fill-color="#99ffff" draw:opacity="100%"/>
      <style:paragraph-properties fo:background-color="#99ffff"/>
      <style:text-properties fo:font-size="14pt" fo:font-style="italic" style:font-size-asian="14pt" style:font-style-asian="italic" style:font-size-complex="14pt" style:font-style-complex="italic"/>
    </style:style>
    <style:style style:name="T1" style:family="text">
      <style:text-properties officeooo:rsid="000ab151"/>
    </style:style>
    <style:style style:name="T2" style:family="text">
      <style:text-properties fo:font-size="13pt" style:font-size-asian="13pt" style:font-size-complex="13pt"/>
    </style:style>
    <style:style style:name="T3" style:family="text">
      <style:text-properties fo:font-weight="normal" style:font-weight-asian="normal" style:font-weight-complex="normal"/>
    </style:style>
    <style:style style:name="T4" style:family="text">
      <style:text-properties fo:font-weight="normal" officeooo:rsid="000ee0b4" style:font-weight-asian="normal" style:font-weight-complex="normal"/>
    </style:style>
    <style:style style:name="T5" style:family="text">
      <style:text-properties officeooo:rsid="000d0a64"/>
    </style:style>
    <style:style style:name="T6" style:family="text">
      <style:text-properties officeooo:rsid="0010ea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ystembeschreibung <text:span text:style-name="T2">(„Test Driven Development Trainer“ von „Amigos“)</text:span></text:p>
      <text:p text:style-name="P6"/>
      <text:p text:style-name="P1">In der vorliegenden Systembeschreibung soll das System zum einen als Ganzes betrachtet werden, um im Nachfolgenden die wichtigsten Komponenten noch einmal im Einzelnen zu betrachten.</text:p>
      <text:p text:style-name="P1"/>
      <text:p text:style-name="P1">Zur Betrachtung der Arbeitsweise des Teams betrachten Sie bitte die Protokolle für die einzelnen Wochen und das Abschlussprotokoll für eine zusätzliche Bewertung der gesamten Zeit.</text:p>
      <text:p text:style-name="P1"/>
      <text:h text:style-name="P12" text:outline-level="1">Generelle Arbeitsweise</text:h>
      <text:p text:style-name="P1"/>
      <text:p text:style-name="P1">Nach Nutzerinteraktion wird ein Katalog aus einer XML-Datei geladen. Aus der XML-Datei wird also ein Katalog-Objekt erzeugt, das wiederum einzelne Aufgaben bzw. Exercises enthält. <text:span text:style-name="T1">In den Aufgaben sind verschiedene Eigenschaften spezifiziert. Lesen Sie dazu den genauen Aufbau einer XML-Katalog-Datei in unserem Handbuch nach.</text:span></text:p>
      <text:p text:style-name="P1"/>
      <text:p text:style-name="P2">Die GUI, die den Katalog innehält, gibt eine Aufgabe, die der Benutzer ebenfalls dort auswählt, an den Logik-Handler, indem ein Objekt der Klasse „LogikHandler“ mit der Exercise als Übergabeparameter an den Konstruktor instanziiert wird. Dieser Logik-Handler übernimmt alle Aufgaben der Verwaltung des testgetriebenen Entwickelns. Der GUI werden so wenig Aufgaben wie möglich überlassen, sodass eine gute Testbarkeit gewahrt wird.</text:p>
      <text:p text:style-name="P2"/>
      <text:p text:style-name="P2">Diese Arbeitsweise ist auch noch einfach dadurch zu erweitern, dass man gegebenenfalls den Katalog auch wieder abspeichern kann. Da das Programm erst einmal lediglich die Arbeitsweise des testgetriebenen Entwickeln vermitteln soll, haben wir diese Funktion ausgelassen, aber seitens der XML-Verarbeitung ist das Feature vorhanden. Dazu weiter unten mehr.</text:p>
      <text:p text:style-name="P2"/>
      <text:h text:style-name="P12" text:outline-level="1">Arbeitsweise im Detail</text:h>
      <text:p text:style-name="Standard"/>
      <text:p text:style-name="P7">GUI</text:p>
      <text:p text:style-name="Standard"/>
      <text:p text:style-name="Standard"/>
      <text:p text:style-name="Standard"/>
      <text:p text:style-name="P8">XML-Handl<text:span text:style-name="T5">ing</text:span></text:p>
      <text:p text:style-name="P8"><text:span text:style-name="T3"/></text:p>
      <text:p text:style-name="P9"><text:span text:style-name="T3">Die operierende Klasse für das XML-Handling ist die „KatalogStore“-Klasse. Sie beinhaltet zum einen das Lesen einer Datei bzw. eines Input-Streams („InputStream“) und zum anderen das Speichern eines gegebenen Katalogs in einen Output-Stream. Die Entscheidung zur Abstraktion auf Streams in beiden Fällen hing mit den Faktoren zusammen, dass die Testbarkeit wieder gewahrt werden kann und andere Eingangsquellen wie zum Beispiel Internetadressen eingebunden werden können.</text:span></text:p>
      <text:p text:style-name="P9"><text:span text:style-name="T3"/></text:p>
      <text:p text:style-name="P9"><text:span text:style-name="T3">Die XML-Files werden innerhalb des Projektes als Katalog-Objekte gehandhabt. Diese enthalten neben einer Array-List von Exercises auch eine Reihe von Funktionen, die die Kommunikation der GUI mit der Gesamtheit des Katalogs vereinfachen soll. So kann man die Anzahl an Exercises erfragen, damit es nicht nötig ist, die ArrayList von Aufgaben als Ganzes auszugeben. </text:span></text:p>
      <text:p text:style-name="P9"><text:span text:style-name="T3"/></text:p>
      <text:p text:style-name="P9"><text:span text:style-name="T3">Die Exercises spiegeln auch die Angaben aus dem XML-File wider. Es sind somit Name, Beschreibung, Klassen, Tests und Optionen enthalten. Es handelt sich dabei übrigens um eine </text:span><text:soft-page-break/><text:span text:style-name="T3">variable Anzahl Klassen und Tests, obwohl bisher die Nutzung der ersten </text:span><text:span text:style-name="T4">angegebenen </text:span><text:span text:style-name="T3">Klasse sowie des ersten Tests </text:span><text:span text:style-name="T4">implementiert ist. Die Möglichkeit zum Einlesen mehrerer Klassen und Tests soll die Erweiterbarkeit wahren, jedoch wurden die „Informatik I“-Aufgaben damals auch immer nur mit einem Test und einer Klasse ausgegeben, sodass wir uns für diese Implementierung, die man später auch ausbauen kann, entschieden.</text:span></text:p>
      <text:p text:style-name="P9"><text:span text:style-name="T4"/></text:p>
      <text:p text:style-name="P10"><text:span text:style-name="T3">Liest man nun eine XML-Datei ein, so wird erst einmal der Datei-Inhalt in einem Dokument-Objekt gespeichert. Eine NodeList mit allen Exercises wird aus dem Dokument erzeugt, die dann durchlaufen wird. Dem auszugebenden Katalog werden dann alle Daten angefügt.</text:span></text:p>
      <text:p text:style-name="P10"><text:span text:style-name="T3"/></text:p>
      <text:p text:style-name="P10"><text:span text:style-name="T3">Möchte man einen Katalog speichern, so wird aus dem Katalog ein neues Dokument erzeugt. Dieses wird mit den Daten aus dem Katalog nach demselben Schema wie bei dem Input-XML-File aufgebaut, sodass dieses Dokument am Ende in ein DOMSource-Objekt eingespeist wird und dann kann durch ein Transformer-Objekt das Dokument an seinem vorgegebenen Ziel gespeichert werden.</text:span></text:p>
      <text:p text:style-name="P10"><text:span text:style-name="T3"/></text:p>
      <text:p text:style-name="P10">Logik-Handling</text:p>
      <text:p text:style-name="P10"/>
      <text:p text:style-name="P3">Für das Logik-Handling ist ein Objekt der Klasse „LogikHandler“ verantwortlich. Damit übernimmt ein solcher Handler eine Exercise. Diese wird bei der Instanziierung übergeben, sodass die nötigen Daten ausgelesen werden können. Diese sind für das Bearbeiten der Aufgabe zunächst einmal die beiden von uns implementierten Optionen aTDD und babySteps. Dafür anfangs erheblich sind nur die Informationen, ob jeweils die Option aktiviert ist. Dabei prüft man, ob in der Optionen-Liste die Option eingetragen ist, da nach unserer Konvention das XML-Dokument lediglich die Optionen beinhaltet, die bei der Bearbeitung der Aufgabe aktiv sein sollen.</text:p>
      <text:p text:style-name="P3"/>
      <text:p text:style-name="P4">Der Status im Entwicklungszyklus wird auch bei Initiierung festgelegt: Ist man in der ATDD-Entwicklung, so startet man in „Write Failing Acceptance Test“, ansonsten in „Write Failing Test“. Weiterhin liegen CodeObjects (beinhalten Klasse, Test und deren CompilationUnits) für aktuellen Code sowie letzten bestandenen Code vor. Für den Acceptance Test liegt auch ein String sowie eine CompilationUnit vor.</text:p>
      <text:p text:style-name="P4"/>
      <text:p text:style-name="P4">Mit setCode und setTest kann man die Klasse bzw. den Test dem Logik-Handler zur Verfügung stellen, der im CodeObject des aktuellen Codes abspeichert. Die internen Methoden des CodeObjects erstellen indes übrigens eine CompilationUnit, die der LogikHandler auslesen kann.</text:p>
      <text:p text:style-name="P4"/>
      <text:p text:style-name="P4">Die Methode getState gibt den aktuellen Status zurück, der als „TDDState“ gespeichert wird. Darin sind alle vier möglichen Stufen der Entwicklung abgespeichert, nämlich „Write Failing Acceptance Test“, „Write Failing Test“, „Make Test Pass“ und „Refactoring“.</text:p>
      <text:p text:style-name="P4"/>
      <text:p text:style-name="P4">Die Methode switchState übergibt erst einmal zur Statusänderung den gewünschten Status an switchStateInternal. Diese Methode prüft, ob der Wechsel in Rücksicht auf Optionen sowie Kompilat möglich ist. Die letztendliche Entscheidung, ob die Möglichkeit bestand und auch sofort umgesetzt wurde, wird als ein Wahrheitswert zurückgegeben. Dann werden, falls babySteps aktiv sind und <text:span text:style-name="T6">ein neuer akzeptiertes CodeObject entstanden ist, die Einträge des aktuellen CodeObjects in das lastPassed übernommen.</text:span></text:p>
      <text:p text:style-name="P4"/>
      <text:p text:style-name="P5">Danach folgen die Methode, die den ATDD-Test setzt (setATDDTest), wobei man einen String-Array mit CompilationErrors übergeben bekommt, sollte etwas schief gegangen sein. Ist kein Fehler aufgetreten, so bekommt man einen null-Pointer.</text:p>
      <text:p text:style-name="P5"/>
      <text:p text:style-name="P5">Nachfolgende wichtige Methoden sind noch BabyStepBack(), welche den letzten akzeptierten Code <text:soft-page-break/>als aktuellen wieder einsetzt, wenn man die Zeit überschritten hat, und tryCompileTest() sowie tryCompileCode(), welche etwaige CompileErrors zurückgeben, wobei keine Errors wieder als null ausgegeben werden. Die Methoden isOneTestFailing() (→ Gibt es übrhaupt irgendeinen nicht akzeptierenden Test?) sowie getFailingTests() (→ Methodennamen nicht funktionierender Methoden in der Testklasse) <text:s/>geben Zustände über die Fehler zurück. In getNextState() bekommt man den nächsten Status im Entwicklungszyklus der testgetriebenen Entwicklung (je nach Optionen) ausgeg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 </meta:initial-creator>
    <meta:creation-date>2016-07-14T18:57:58.172579773</meta:creation-date>
    <dc:date>2016-07-14T20:48:31.413862221</dc:date>
    <dc:creator>info </dc:creator>
    <meta:editing-duration>PT1M34S</meta:editing-duration>
    <meta:editing-cycles>1</meta:editing-cycles>
    <meta:document-statistic meta:table-count="0" meta:image-count="0" meta:object-count="0" meta:page-count="3" meta:paragraph-count="23" meta:word-count="907" meta:character-count="6632" meta:non-whitespace-character-count="5746"/>
    <meta:generator>LibreOffice/5.0.3.2$Linux_x86 LibreOffice_project/00m0$Build-2</meta:generator>
  </office:meta>
</office:document-meta>
</file>